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d5d" officeooo:paragraph-rsid="000d6d5d"/>
    </style:style>
    <style:style style:name="P2" style:family="paragraph" style:parent-style-name="Standard">
      <style:paragraph-properties fo:text-align="start" style:justify-single-word="false"/>
      <style:text-properties officeooo:rsid="000d7675" officeooo:paragraph-rsid="000d7675"/>
    </style:style>
    <style:style style:name="P3" style:family="paragraph" style:parent-style-name="Standard">
      <style:paragraph-properties fo:text-align="start" style:justify-single-word="false"/>
      <style:text-properties officeooo:rsid="000d7675" officeooo:paragraph-rsid="000ebd1c"/>
    </style:style>
    <style:style style:name="P4" style:family="paragraph" style:parent-style-name="Standard">
      <style:paragraph-properties fo:text-align="start" style:justify-single-word="false"/>
      <style:text-properties officeooo:rsid="000ebd1c" officeooo:paragraph-rsid="000ebd1c"/>
    </style:style>
    <style:style style:name="P5" style:family="paragraph" style:parent-style-name="Standard">
      <style:paragraph-properties fo:text-align="start" style:justify-single-word="false"/>
      <style:text-properties officeooo:rsid="000ebd1c" officeooo:paragraph-rsid="000ebd1c"/>
    </style:style>
    <style:style style:name="P6" style:family="paragraph" style:parent-style-name="Standard">
      <style:paragraph-properties fo:text-align="start" style:justify-single-word="false"/>
      <style:text-properties officeooo:rsid="00101e19" officeooo:paragraph-rsid="00101e19"/>
    </style:style>
    <style:style style:name="T1" style:family="text">
      <style:text-properties officeooo:rsid="00101e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O DE COMUNICACIÓN INTELLECTUS</text:p>
      <text:p text:style-name="P1">Versión 1.0</text:p>
      <text:p text:style-name="P1"/>
      <text:p text:style-name="P1"/>
      <text:p text:style-name="P2">1- Login</text:p>
      <text:p text:style-name="P2"/>
      <text:p text:style-name="P3">Petición </text:p>
      <text:p text:style-name="P3">paquete 1 = LOGIN</text:p>
      <text:p text:style-name="P2"/>
      <text:p text:style-name="P2">Login</text:p>
      <text:p text:style-name="P2">{</text:p>
      <text:p text:style-name="P2"><text:tab/>int VERSION;</text:p>
      <text:p text:style-name="P2"><text:tab/>int ID;</text:p>
      <text:p text:style-name="P2"><text:tab/></text:p>
      <text:p text:style-name="P2">}</text:p>
      <text:p text:style-name="P2"/>
      <text:p text:style-name="P2"/>
      <text:p text:style-name="P4">Respuesta</text:p>
      <text:p text:style-name="P4"/>
      <text:p text:style-name="P4">paquete 500 = LOGINRESPUESTA</text:p>
      <text:p text:style-name="P4"/>
      <text:p text:style-name="P4">LoginRespuesta</text:p>
      <text:p text:style-name="P4">{</text:p>
      <text:p text:style-name="P6"><text:tab/>int VERSION;</text:p>
      <text:p text:style-name="P6"><text:tab/>int ID;</text:p>
      <text:p text:style-name="P4"><text:tab/>int ESTADO = { <text:span text:style-name="T1">0</text:span> <text:span text:style-name="T1">(no</text:span>logueado<text:span text:style-name="T1">)</text:span> | <text:span text:style-name="T1">1 (</text:span>logueado<text:span text:style-name="T1">)</text:span> <text:s/>}</text:p>
      <text:p text:style-name="P4"><text:tab/>string mensaje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58:43.332000000</meta:creation-date>
    <dc:date>2019-04-04T00:28:01.031000000</dc:date>
    <meta:editing-duration>PT15M6S</meta:editing-duration>
    <meta:editing-cycles>4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0" meta:word-count="44" meta:character-count="248" meta:non-whitespace-character-count="214"/>
  </office:meta>
</office:document-meta>
</file>